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44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r8" style:family="presentation" style:parent-style-name="Default7-notes">
      <style:graphic-properties draw:fill-color="#ffffff" draw:auto-grow-height="true" fo:min-height="12.572cm"/>
    </style:style>
    <style:style style:name="pr9" style:family="presentation" style:parent-style-name="Default8-notes">
      <style:graphic-properties draw:fill-color="#ffffff" draw:auto-grow-height="true" fo:min-height="12.572cm"/>
    </style:style>
    <style:style style:name="pr10" style:family="presentation" style:parent-style-name="Default9-notes">
      <style:graphic-properties draw:fill-color="#ffffff" draw:auto-grow-height="true" fo:min-height="12.572cm"/>
    </style:style>
    <style:style style:name="pr11" style:family="presentation" style:parent-style-name="Default10-notes">
      <style:graphic-properties draw:fill-color="#ffffff" draw:auto-grow-height="true" fo:min-height="12.572cm"/>
    </style:style>
    <style:style style:name="pr12" style:family="presentation" style:parent-style-name="Default11-notes">
      <style:graphic-properties draw:fill-color="#ffffff" draw:auto-grow-height="true" fo:min-height="12.572cm"/>
    </style:style>
    <style:style style:name="pr13" style:family="presentation" style:parent-style-name="Default12-notes">
      <style:graphic-properties draw:fill-color="#ffffff" draw:auto-grow-height="true" fo:min-height="12.572cm"/>
    </style:style>
    <style:style style:name="pr14" style:family="presentation" style:parent-style-name="Default13-notes">
      <style:graphic-properties draw:fill-color="#ffffff" draw:auto-grow-height="true" fo:min-height="12.572cm"/>
    </style:style>
    <style:style style:name="pr15" style:family="presentation" style:parent-style-name="Default14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margin-top="0cm" fo:margin-bottom="0cm" fo:text-align="center" fo:text-indent="-1.27cm" style:text-autospace="none"/>
    </style:style>
    <style:style style:name="P6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text-align="center" style:text-autospace="none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1" style:family="paragraph">
      <style:paragraph-properties fo:margin-left="0cm" fo:margin-right="0cm" fo:margin-top="0cm" fo:margin-bottom="0cm" fo:text-indent="0cm" style:text-autospace="none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Segoe UI1" style:font-size-asian="24pt" style:font-style-asian="normal" style:font-weight-asian="bold" style:font-name-complex="Segoe UI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Segoe UI1" style:font-size-asian="36pt" style:font-style-asian="normal" style:font-weight-asian="bold" style:font-name-complex="Segoe UI1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Segoe UI1" style:font-size-asian="32pt" style:font-style-asian="normal" style:font-weight-asian="normal" style:font-name-complex="Segoe U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3pt" fo:font-style="normal" fo:text-shadow="none" style:text-underline-style="none" fo:font-weight="bold" style:letter-kerning="true" style:font-name-asian="Segoe UI1" style:font-size-asian="33pt" style:font-style-asian="normal" style:font-weight-asian="bold" style:font-name-complex="Segoe UI1" style:font-size-complex="33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Segoe UI1" style:font-size-asian="16pt" style:font-style-asian="normal" style:font-weight-asian="normal" style:font-name-complex="Segoe UI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Segoe UI1" style:font-size-asian="20pt" style:font-style-asian="normal" style:font-weight-asian="normal" style:font-name-complex="Segoe UI1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337cm" svg:y="0.643cm">
          <draw:text-box>
            <text:p text:style-name="P1"><text:span text:style-name="T1">HYMN #420</text:span></text:p>
            <text:p text:style-name="P1"><text:span text:style-name="T2">“</text:span><text:span text:style-name="T2">Christ, the Life of All the Living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762cm">
          <draw:text-box>
            <text:p text:style-name="P1"><text:span text:style-name="T3">1.</text:span><text:span text:style-name="T4"> Christ, the life of all the living,</text:span><text:span text:style-name="T4"><text:line-break/></text:span><text:span text:style-name="T4">Christ, the death of death, our foe,</text:span><text:span text:style-name="T4"><text:line-break/></text:span><text:span text:style-name="T4">Who, Thyself for me once giving</text:span><text:span text:style-name="T4"><text:line-break/></text:span><text:span text:style-name="T4">To the darkest depths of wo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3" draw:text-style-name="P4" draw:layer="layout" svg:width="25.4cm" svg:height="7.011cm" svg:x="1.27cm" svg:y="0.863cm">
          <draw:text-box>
            <text:p text:style-name="P1"><text:span text:style-name="T4">Through Thy suff’rings, death, and merit</text:span><text:span text:style-name="T4"><text:line-break/></text:span><text:span text:style-name="T4">I eternal life inherit.</text:span><text:span text:style-name="T4"><text:line-break/></text:span><text:span text:style-name="T4">Thousand, thousand thanks shall be,</text:span><text:span text:style-name="T4"><text:line-break/></text:span><text:span text:style-name="T4">Dearest Jesus, un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6" draw:layer="layout" svg:width="25.4cm" svg:height="7.011cm" svg:x="1.27cm" svg:y="0.863cm">
          <draw:text-box>
            <text:p text:style-name="P5"><text:span text:style-name="T5">2.</text:span><text:span text:style-name="T6"> Thou, ah! Thou, hast taken on Thee</text:span></text:p>
            <text:p text:style-name="P5"><text:span text:style-name="T6">Bonds and stripes, a cruel rod;</text:span></text:p>
            <text:p text:style-name="P5"><text:span text:style-name="T6">Pain and scorn were heaped upon Thee,</text:span></text:p>
            <text:p text:style-name="P5"><text:span text:style-name="T6">O Thou sinless Son of God!</text:span><text:span text:style-name="T7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7" draw:layer="layout" svg:width="25.4cm" svg:height="7.011cm" svg:x="1.27cm" svg:y="0.762cm">
          <draw:text-box>
            <text:p text:style-name="P5"><text:span text:style-name="T6">Thus didst Thou my soul deliver</text:span></text:p>
            <text:p text:style-name="P5"><text:span text:style-name="T6">From the bonds of sin forever.</text:span></text:p>
            <text:p text:style-name="P5"><text:span text:style-name="T6">Thousand, thousand thanks shall be,</text:span></text:p>
            <text:p text:style-name="P5"><text:span text:style-name="T6">Dearest Jesus, un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9" draw:layer="layout" svg:width="25.4cm" svg:height="7.011cm" svg:x="1.27cm" svg:y="0.863cm">
          <draw:text-box>
            <text:p text:style-name="P8"><text:span text:style-name="T5">3.</text:span><text:span text:style-name="T6"> Thou hast borne the smiting only</text:span><text:span text:style-name="T6"><text:line-break/></text:span><text:span text:style-name="T6">That my wounds might all be whole; <text:s text:c="3"/>Thou hast suffered, sad and lonely,</text:span><text:span text:style-name="T6"><text:line-break/></text:span><text:span text:style-name="T6">Rest to give my weary soul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3" draw:text-style-name="P9" draw:layer="layout" svg:width="25.4cm" svg:height="7.011cm" svg:x="1.27cm" svg:y="0.762cm">
          <draw:text-box>
            <text:p text:style-name="P8"><text:span text:style-name="T6">Yea, the curse of God enduring,</text:span><text:span text:style-name="T6"><text:line-break/></text:span><text:span text:style-name="T6">Blessing unto me securing.</text:span><text:span text:style-name="T6"><text:line-break/></text:span><text:span text:style-name="T6">Thousand, thousand thanks shall be,</text:span><text:span text:style-name="T6"><text:line-break/></text:span><text:span text:style-name="T6">Dearest Jesus, un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7" presentation:presentation-page-layout-name="AL1T0">
        <draw:frame draw:style-name="gr4" draw:text-style-name="P9" draw:layer="layout" svg:width="25.4cm" svg:height="8.505cm" svg:x="1.27cm" svg:y="0.762cm">
          <draw:text-box>
            <text:p text:style-name="P8"><text:span text:style-name="T5">4.</text:span><text:span text:style-name="T6"> Heartless scoffers did surround Thee,</text:span><text:span text:style-name="T6"><text:line-break/></text:span><text:span text:style-name="T6">Treating Thee with shameful scorn</text:span><text:span text:style-name="T6"><text:line-break/></text:span><text:span text:style-name="T8">And with piercing thorns they crowned Thee.</text:span><text:span text:style-name="T6"><text:line-break/></text:span><text:span text:style-name="T6">All disgrace Thou, Lord, hast born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8" presentation:presentation-page-layout-name="AL1T0">
        <draw:frame draw:style-name="gr3" draw:text-style-name="P9" draw:layer="layout" svg:width="25.4cm" svg:height="7.011cm" svg:x="1.27cm" svg:y="0.762cm">
          <draw:text-box>
            <text:p text:style-name="P8"><text:span text:style-name="T6">That as Thine Thou mightest own me</text:span><text:span text:style-name="T6"><text:line-break/></text:span><text:span text:style-name="T6">And with heav’nly glory crown me.</text:span><text:span text:style-name="T6"><text:line-break/></text:span><text:span text:style-name="T6">Thousand, thousand thanks shall be,</text:span><text:span text:style-name="T6"><text:line-break/></text:span><text:span text:style-name="T6">Dearest Jesus, un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9" presentation:presentation-page-layout-name="AL1T0">
        <draw:frame draw:style-name="gr3" draw:text-style-name="P10" draw:layer="layout" svg:width="25.4cm" svg:height="7.011cm" svg:x="1.27cm" svg:y="0.762cm">
          <draw:text-box>
            <text:p text:style-name="P5"><text:span text:style-name="T5">5.</text:span><text:span text:style-name="T6"> Thou hast suffered men to bruise Thee,</text:span></text:p>
            <text:p text:style-name="P5"><text:span text:style-name="T6">That from pain I might be free;</text:span></text:p>
            <text:p text:style-name="P5"><text:span text:style-name="T6">Falsely did Thy foes accuse Thee:</text:span></text:p>
            <text:p text:style-name="P5"><text:span text:style-name="T6">Thence I gain securit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0" presentation:presentation-page-layout-name="AL1T0">
        <draw:frame draw:style-name="gr3" draw:text-style-name="P6" draw:layer="layout" svg:width="25.4cm" svg:height="7.011cm" svg:x="1.18cm" svg:y="0.732cm">
          <draw:text-box>
            <text:p text:style-name="P5"><text:span text:style-name="T6">Comfortless Thy soul did languish</text:span></text:p>
            <text:p text:style-name="P5"><text:span text:style-name="T6">Me to comfort in my anguish.</text:span></text:p>
            <text:p text:style-name="P5"><text:span text:style-name="T6">Thousand, thousand thanks shall be,</text:span></text:p>
            <text:p text:style-name="P5"><text:span text:style-name="T6">Dearest Jesus, un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11" presentation:presentation-page-layout-name="AL1T0">
        <draw:frame draw:style-name="gr3" draw:text-style-name="P9" draw:layer="layout" svg:width="25.4cm" svg:height="7.011cm" svg:x="1.27cm" svg:y="0.762cm">
          <draw:text-box>
            <text:p text:style-name="P8"><text:span text:style-name="T5">6.</text:span><text:span text:style-name="T6"> Thou hast suffered great affliction</text:span><text:span text:style-name="T6"><text:line-break/></text:span><text:span text:style-name="T6">And hast borne it patiently,</text:span><text:span text:style-name="T6"><text:line-break/></text:span><text:span text:style-name="T6">Even death by crucifixion,</text:span><text:span text:style-name="T6"><text:line-break/></text:span><text:span text:style-name="T6">Fully to atone for m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12" presentation:presentation-page-layout-name="AL1T0">
        <draw:frame draw:style-name="gr3" draw:text-style-name="P9" draw:layer="layout" svg:width="25.4cm" svg:height="7.011cm" svg:x="1.27cm" svg:y="0.762cm">
          <draw:text-box>
            <text:p text:style-name="P8"><text:span text:style-name="T6">Thou didst choose to be tormented</text:span><text:span text:style-name="T6"><text:line-break/></text:span><text:span text:style-name="T6">That my doom should be prevented.</text:span><text:span text:style-name="T6"><text:line-break/></text:span><text:span text:style-name="T6">Thousand, thousand thanks shall be,</text:span><text:span text:style-name="T6"><text:line-break/></text:span><text:span text:style-name="T6">Dearest Jesus, unto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13" presentation:presentation-page-layout-name="AL1T0">
        <draw:frame draw:style-name="gr3" draw:text-style-name="P10" draw:layer="layout" svg:width="25.4cm" svg:height="7.011cm" svg:x="1.27cm" svg:y="0.609cm">
          <draw:text-box>
            <text:p text:style-name="P5"><text:span text:style-name="T5">7.</text:span><text:span text:style-name="T6"> Then, for all that wrought my pardon,</text:span></text:p>
            <text:p text:style-name="P5"><text:span text:style-name="T6">For Thy sorrows deep and sore,</text:span></text:p>
            <text:p text:style-name="P5"><text:span text:style-name="T6">For Thine anguish in the Garden,</text:span></text:p>
            <text:p text:style-name="P5"><text:span text:style-name="T6">I will thank Thee evermor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14" presentation:presentation-page-layout-name="AL1T0">
        <draw:frame draw:style-name="gr5" draw:text-style-name="P6" draw:layer="layout" svg:width="25.4cm" svg:height="11.707cm" svg:x="1.27cm" svg:y="0.762cm">
          <draw:text-box>
            <text:p text:style-name="P5"><text:span text:style-name="T6">Thank Thee for Thy groaning, sighing,</text:span></text:p>
            <text:p text:style-name="P5"><text:span text:style-name="T6">For Thy bleeding and Thy dying,</text:span></text:p>
            <text:p text:style-name="P5"><text:span text:style-name="T6">For that last triumphant cry,</text:span></text:p>
            <text:p text:style-name="P5"><text:span text:style-name="T6">And shall praise Thee, Lord, on high.</text:span></text:p>
            <text:p text:style-name="P1"><text:span text:style-name="T7"><text:line-break/></text:span><text:span text:style-name="T7"/></text:p>
            <text:p text:style-name="P11"><text:span text:style-name="T9"/></text:p>
            <text:p text:style-name="P11"><text:span text:style-name="T10"><text:s text:c="8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2-outline1" style:family="presentation">
      <style:graphic-properties draw:stroke="none" draw:fill="none" draw:auto-grow-height="false" draw:fit-to-size="shrink-to-fit" style:shrink-to-fit="true">
        <text:list-style style:name="Default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outline2" style:family="presentation" style:parent-style-name="Default1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2-outline3" style:family="presentation" style:parent-style-name="Default1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2-outline4" style:family="presentation" style:parent-style-name="Default1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2-outline5" style:family="presentation" style:parent-style-name="Default1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6" style:family="presentation" style:parent-style-name="Default1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7" style:family="presentation" style:parent-style-name="Default1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8" style:family="presentation" style:parent-style-name="Default1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outline9" style:family="presentation" style:parent-style-name="Default1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2-subtitle" style:family="presentation">
      <style:graphic-properties draw:stroke="none" draw:fill="none" draw:textarea-vertical-align="middle">
        <text:list-style style:name="Default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2-title" style:family="presentation">
      <style:graphic-properties draw:stroke="none" draw:fill="none" draw:textarea-vertical-align="middle">
        <text:list-style style:name="Default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3-outline1" style:family="presentation">
      <style:graphic-properties draw:stroke="none" draw:fill="none" draw:auto-grow-height="false" draw:fit-to-size="shrink-to-fit" style:shrink-to-fit="true">
        <text:list-style style:name="Default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outline2" style:family="presentation" style:parent-style-name="Default1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3-outline3" style:family="presentation" style:parent-style-name="Default1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3-outline4" style:family="presentation" style:parent-style-name="Default1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3-outline5" style:family="presentation" style:parent-style-name="Default1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6" style:family="presentation" style:parent-style-name="Default1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7" style:family="presentation" style:parent-style-name="Default1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8" style:family="presentation" style:parent-style-name="Default1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outline9" style:family="presentation" style:parent-style-name="Default1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3-subtitle" style:family="presentation">
      <style:graphic-properties draw:stroke="none" draw:fill="none" draw:textarea-vertical-align="middle">
        <text:list-style style:name="Default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3-title" style:family="presentation">
      <style:graphic-properties draw:stroke="none" draw:fill="none" draw:textarea-vertical-align="middle">
        <text:list-style style:name="Default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4-outline1" style:family="presentation">
      <style:graphic-properties draw:stroke="none" draw:fill="none" draw:auto-grow-height="false" draw:fit-to-size="shrink-to-fit" style:shrink-to-fit="true">
        <text:list-style style:name="Default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outline2" style:family="presentation" style:parent-style-name="Default1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4-outline3" style:family="presentation" style:parent-style-name="Default1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4-outline4" style:family="presentation" style:parent-style-name="Default1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4-outline5" style:family="presentation" style:parent-style-name="Default1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6" style:family="presentation" style:parent-style-name="Default1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7" style:family="presentation" style:parent-style-name="Default1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8" style:family="presentation" style:parent-style-name="Default1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outline9" style:family="presentation" style:parent-style-name="Default1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4-subtitle" style:family="presentation">
      <style:graphic-properties draw:stroke="none" draw:fill="none" draw:textarea-vertical-align="middle">
        <text:list-style style:name="Default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4-title" style:family="presentation">
      <style:graphic-properties draw:stroke="none" draw:fill="none" draw:textarea-vertical-align="middle">
        <text:list-style style:name="Default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r40" style:family="presentation" style:parent-style-name="Default12-backgroundobjects">
      <style:graphic-properties draw:stroke="none" draw:fill="none" draw:fill-color="#ffffff" draw:auto-grow-height="false" fo:min-height="1.449cm"/>
    </style:style>
    <style:style style:name="Mpr41" style:family="presentation" style:parent-style-name="Default12-backgroundobjects">
      <style:graphic-properties draw:stroke="none" draw:fill="none" draw:fill-color="#ffffff" draw:auto-grow-height="false" fo:min-height="1.397cm"/>
    </style:style>
    <style:style style:name="Mpr42" style:family="presentation" style:parent-style-name="Default12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Default13-backgroundobjects">
      <style:graphic-properties draw:stroke="none" draw:fill="none" draw:fill-color="#ffffff" draw:auto-grow-height="false" fo:min-height="1.449cm"/>
    </style:style>
    <style:style style:name="Mpr44" style:family="presentation" style:parent-style-name="Default13-backgroundobjects">
      <style:graphic-properties draw:stroke="none" draw:fill="none" draw:fill-color="#ffffff" draw:auto-grow-height="false" fo:min-height="1.397cm"/>
    </style:style>
    <style:style style:name="Mpr45" style:family="presentation" style:parent-style-name="Default13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Default14-backgroundobjects">
      <style:graphic-properties draw:stroke="none" draw:fill="none" draw:fill-color="#ffffff" draw:auto-grow-height="false" fo:min-height="1.449cm"/>
    </style:style>
    <style:style style:name="Mpr47" style:family="presentation" style:parent-style-name="Default14-backgroundobjects">
      <style:graphic-properties draw:stroke="none" draw:fill="none" draw:fill-color="#ffffff" draw:auto-grow-height="false" fo:min-height="1.397cm"/>
    </style:style>
    <style:style style:name="Mpr48" style:family="presentation" style:parent-style-name="Default14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2" style:page-layout-name="PM1" draw:style-name="Mdp1">
      <draw:frame presentation:style-name="Default12-title" draw:layer="backgroundobjects" svg:width="25.199cm" svg:height="2.63cm" svg:x="1.4cm" svg:y="0.627cm" presentation:class="title" presentation:placeholder="true">
        <draw:text-box/>
      </draw:frame>
      <draw:frame presentation:style-name="Default12-outline1" draw:layer="backgroundobjects" svg:width="25.199cm" svg:height="9.134cm" svg:x="1.4cm" svg:y="3.685cm" presentation:class="outline" presentation:placeholder="true">
        <draw:text-box/>
      </draw:frame>
      <draw:frame presentation:style-name="Mpr4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2-title" draw:layer="backgroundobjects" svg:width="13.968cm" svg:height="10.476cm" svg:x="3.81cm" svg:y="2.123cm" presentation:class="page"/>
        <draw:frame presentation:style-name="Default12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3" style:page-layout-name="PM1" draw:style-name="Mdp1">
      <draw:frame presentation:style-name="Default13-title" draw:layer="backgroundobjects" svg:width="25.199cm" svg:height="2.63cm" svg:x="1.4cm" svg:y="0.627cm" presentation:class="title" presentation:placeholder="true">
        <draw:text-box/>
      </draw:frame>
      <draw:frame presentation:style-name="Default13-outline1" draw:layer="backgroundobjects" svg:width="25.199cm" svg:height="9.134cm" svg:x="1.4cm" svg:y="3.685cm" presentation:class="outline" presentation:placeholder="true">
        <draw:text-box/>
      </draw:frame>
      <draw:frame presentation:style-name="Mpr4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3-title" draw:layer="backgroundobjects" svg:width="13.968cm" svg:height="10.476cm" svg:x="3.81cm" svg:y="2.123cm" presentation:class="page"/>
        <draw:frame presentation:style-name="Default13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4" style:page-layout-name="PM1" draw:style-name="Mdp1">
      <draw:frame presentation:style-name="Default14-title" draw:layer="backgroundobjects" svg:width="25.199cm" svg:height="2.63cm" svg:x="1.4cm" svg:y="0.627cm" presentation:class="title" presentation:placeholder="true">
        <draw:text-box/>
      </draw:frame>
      <draw:frame presentation:style-name="Default14-outline1" draw:layer="backgroundobjects" svg:width="25.199cm" svg:height="9.134cm" svg:x="1.4cm" svg:y="3.685cm" presentation:class="outline" presentation:placeholder="true">
        <draw:text-box/>
      </draw:frame>
      <draw:frame presentation:style-name="Mpr4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4-title" draw:layer="backgroundobjects" svg:width="13.968cm" svg:height="10.476cm" svg:x="3.81cm" svg:y="2.123cm" presentation:class="page"/>
        <draw:frame presentation:style-name="Default14-notes" draw:layer="backgroundobjects" svg:width="17.271cm" svg:height="12.572cm" svg:x="2.159cm" svg:y="13.271cm" presentation:class="notes" presentation:placeholder="true">
          <draw:text-box/>
        </draw:frame>
        <draw:frame presentation:style-name="Mpr4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4T10:06:37.905000000</meta:creation-date>
    <dc:title>Hymn template</dc:title>
    <meta:editing-duration>PT39M42S</meta:editing-duration>
    <meta:editing-cycles>10</meta:editing-cycles>
    <meta:generator>LibreOffice/6.1.3.2$Windows_X86_64 LibreOffice_project/86daf60bf00efa86ad547e59e09d6bb77c699acb</meta:generator>
    <meta:initial-creator>Arthur Hoch</meta:initial-creator>
    <dc:date>2019-01-17T18:21:48.127000000</dc:date>
    <meta:document-statistic meta:object-count="246"/>
    <meta:template xlink:type="simple" xlink:actuate="onRequest" xlink:title="Hymn template" xlink:href="../../AppData/Roaming/LibreOffice/4/user/template/Worship%20Templsates/Hymn%20template.otp" meta:date="2015-03-14T10:06:37.601000000"/>
  </office:meta>
</office:document-meta>
</file>